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3e221" officeooo:paragraph-rsid="00155994" style:font-size-asian="11pt" style:font-weight-asian="bold" style:font-size-complex="11pt" style:font-weight-complex="bold"/>
    </style:style>
    <style:style style:name="P4" style:family="paragraph" style:parent-style-name="Standard" style:list-style-name="List_20_5">
      <style:text-properties fo:font-size="11pt" style:font-size-asian="11pt" style:font-size-complex="11pt"/>
    </style:style>
    <style:style style:name="P5" style:family="paragraph" style:parent-style-name="Standard" style:list-style-name="List_20_5">
      <style:text-properties fo:font-size="11pt" officeooo:paragraph-rsid="0013e221" style:font-size-asian="11pt" style:font-size-complex="11pt"/>
    </style:style>
    <style:style style:name="P6" style:family="paragraph" style:parent-style-name="Standard" style:list-style-name="List_20_5">
      <style:text-properties fo:font-size="11pt" officeooo:paragraph-rsid="00155994" style:font-size-asian="11pt" style:font-size-complex="11pt"/>
    </style:style>
    <style:style style:name="P7" style:family="paragraph" style:parent-style-name="Standard" style:list-style-name="List_20_5">
      <style:text-properties officeooo:paragraph-rsid="001745a0"/>
    </style:style>
    <style:style style:name="T1" style:family="text">
      <style:text-properties officeooo:rsid="0013e221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officeooo:rsid="00174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imentos para la felicidad</text:p>
      <text:p text:style-name="P1"/>
      <text:list xml:id="list4183833214" text:style-name="List_20_5">
        <text:list-item>
          <text:p text:style-name="P4"><text:span text:style-name="T1">Alimentos ricos en Omega3 (p</text:span>escados azules, <text:span text:style-name="T1">a</text:span>ceite de linaza…<text:span text:style-name="T1">)</text:span></text:p>
        </text:list-item>
        <text:list-item>
          <text:p text:style-name="P5">Frutos secos/Semillas de calabaza</text:p>
        </text:list-item>
        <text:list-item>
          <text:p text:style-name="P4">Chocolate negro</text:p>
        </text:list-item>
        <text:list-item>
          <text:p text:style-name="P4">Plátanos</text:p>
        </text:list-item>
        <text:list-item>
          <text:p text:style-name="P4">Emental/parmesano (queso<text:span text:style-name="T4">s</text:span> muy curado<text:span text:style-name="T4">s</text:span>)</text:p>
        </text:list-item>
        <text:list-item>
          <text:p text:style-name="P4">Cereales integrales (sarraceno, arroz...)</text:p>
        </text:list-item>
        <text:list-item>
          <text:p text:style-name="P4">Espinacas frescas</text:p>
        </text:list-item>
        <text:list-item>
          <text:p text:style-name="P4">Aguacates</text:p>
        </text:list-item>
        <text:list-item>
          <text:p text:style-name="P4">Frutos rojos/tomate cocido</text:p>
        </text:list-item>
        <text:list-item>
          <text:p text:style-name="P7"><text:span text:style-name="T2">Chucrut/pepinillos/pickles... (</text:span><text:span text:style-name="Emphasis"><text:span text:style-name="T3">lacto-fermentación</text:span></text:span><text:span text:style-name="T2">)</text:span></text:p>
        </text:list-item>
        <text:list-item>
          <text:p text:style-name="P4">Azafrán</text:p>
        </text:list-item>
        <text:list-item>
          <text:p text:style-name="P4">Verduras/frutas/legumbres</text:p>
        </text:list-item>
        <text:list-item>
          <text:p text:style-name="P4">Huevos</text:p>
        </text:list-item>
      </text:list>
      <text:p text:style-name="P1">---</text:p>
      <text:list xml:id="list231539667709864" text:continue-numbering="true" text:style-name="List_20_5">
        <text:list-item>
          <text:p text:style-name="P4">Carne de ave</text:p>
        </text:list-item>
        <text:list-item>
          <text:p text:style-name="P4">Todo lo que es hígado, lengua, de animales de carne roja</text:p>
        </text:list-item>
      </text:list>
      <text:p text:style-name="P1"/>
      <text:p text:style-name="P2">A evitar:</text:p>
      <text:list xml:id="list231539573156196" text:continue-numbering="true" text:style-name="List_20_5">
        <text:list-item>
          <text:p text:style-name="P4">Demasiado carne</text:p>
        </text:list-item>
        <text:list-item>
          <text:p text:style-name="P6">Demasiado huevos</text:p>
        </text:list-item>
        <text:list-item>
          <text:p text:style-name="P6">Demasiado Soja</text:p>
        </text:list-item>
        <text:list-item>
          <text:p text:style-name="P6">Demasiado sal</text:p>
        </text:list-item>
        <text:list-item>
          <text:p text:style-name="P4">Azucar</text:p>
        </text:list-item>
        <text:list-item>
          <text:p text:style-name="P4">Café</text:p>
        </text:list-item>
        <text:list-item>
          <text:p text:style-name="P4">Productos lácteos</text:p>
        </text:list-item>
        <text:list-item>
          <text:p text:style-name="P4">Alcohol/tabacco</text:p>
        </text:list-item>
        <text:list-item>
          <text:p text:style-name="P4">Harinas blancas/gluten</text:p>
        </text:list-item>
        <text:list-item>
          <text:p text:style-name="P4">Aceites refinados</text:p>
        </text:list-item>
        <text:list-item>
          <text:p text:style-name="P4">Alimentos industria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55:20.738577131</meta:creation-date>
    <dc:date>2020-03-22T23:04:19.264915835</dc:date>
    <meta:editing-duration>PT8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01" meta:character-count="631" meta:non-whitespace-character-count="585"/>
  </office:meta>
</office:document-meta>
</file>